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94e9f" officeooo:paragraph-rsid="00194e9f"/>
    </style:style>
    <style:style style:name="P2" style:family="paragraph" style:parent-style-name="Standard">
      <style:text-properties style:font-name="Arial" fo:font-size="14pt" fo:font-weight="bold" officeooo:rsid="00194e9f" officeooo:paragraph-rsid="00194e9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size="11pt" officeooo:rsid="00194e9f" officeooo:paragraph-rsid="001b192a" style:font-size-asian="11pt" style:font-size-complex="11pt"/>
    </style:style>
    <style:style style:name="P4" style:family="paragraph" style:parent-style-name="Standard">
      <style:text-properties style:font-name="Arial" fo:font-size="11pt" officeooo:rsid="00194e9f" officeooo:paragraph-rsid="00194e9f" style:font-size-asian="11pt" style:font-size-complex="11pt"/>
    </style:style>
    <style:style style:name="P5" style:family="paragraph" style:parent-style-name="Standard">
      <style:text-properties style:font-name="Arial" fo:font-size="11pt" officeooo:rsid="001b192a" officeooo:paragraph-rsid="001b192a" style:font-size-asian="11pt" style:font-size-complex="11pt"/>
    </style:style>
    <style:style style:name="P6" style:family="paragraph" style:parent-style-name="Standard">
      <style:text-properties style:font-name="Arial" fo:font-size="11pt" officeooo:rsid="001babf5" officeooo:paragraph-rsid="001babf5" style:font-size-asian="11pt" style:font-size-complex="11pt"/>
    </style:style>
    <style:style style:name="P7" style:family="paragraph" style:parent-style-name="Standard">
      <style:text-properties style:font-name="Arial" fo:font-size="11pt" officeooo:rsid="001d564f" officeooo:paragraph-rsid="001d564f" style:font-size-asian="11pt" style:font-size-complex="11pt"/>
    </style:style>
    <style:style style:name="P8" style:family="paragraph" style:parent-style-name="Standard">
      <style:text-properties style:font-name="Arial" fo:font-size="11pt" officeooo:rsid="001f10a5" officeooo:paragraph-rsid="001f10a5" style:font-size-asian="11pt" style:font-size-complex="11pt"/>
    </style:style>
    <style:style style:name="P9" style:family="paragraph" style:parent-style-name="Standard">
      <style:text-properties style:font-name="Arial" fo:font-size="11pt" officeooo:rsid="001f9dbd" officeooo:paragraph-rsid="001f9dbd" style:font-size-asian="11pt" style:font-size-complex="11pt"/>
    </style:style>
    <style:style style:name="P10" style:family="paragraph" style:parent-style-name="Standard">
      <style:text-properties style:font-name="Arial" fo:font-size="11pt" fo:font-weight="bold" officeooo:rsid="00194e9f" officeooo:paragraph-rsid="001b192a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Arial" fo:font-size="11pt" fo:font-weight="bold" officeooo:rsid="001b192a" officeooo:paragraph-rsid="001b192a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fo:font-weight="bold" officeooo:rsid="001babf5" officeooo:paragraph-rsid="001babf5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Arial" fo:font-size="11pt" fo:font-weight="bold" officeooo:rsid="001d564f" officeooo:paragraph-rsid="001d564f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Arial" fo:font-size="11pt" fo:font-weight="bold" officeooo:rsid="001f10a5" officeooo:paragraph-rsid="001f10a5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" fo:font-size="11pt" fo:font-weight="bold" officeooo:rsid="0020f193" officeooo:paragraph-rsid="0020f193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Arial" fo:font-size="11pt" fo:font-weight="normal" officeooo:rsid="0020f193" officeooo:paragraph-rsid="0020f193" style:font-size-asian="11pt" style:font-weight-asian="normal" style:font-size-complex="11pt" style:font-weight-complex="normal"/>
    </style:style>
    <style:style style:name="T1" style:family="text">
      <style:text-properties officeooo:rsid="001f9dbd"/>
    </style:style>
    <style:style style:name="T2" style:family="text">
      <style:text-properties officeooo:rsid="001f9f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o – Nordestina Virtual Airline</text:p>
      <text:p text:style-name="P1"/>
      <text:p text:style-name="P10">Nome completo: </text:p>
      <text:p text:style-name="P3">Organização para o Desenvolvimento do Transporte no Nordeste – Companhia Nordestina de Aviação</text:p>
      <text:p text:style-name="P3"/>
      <text:p text:style-name="P10">Nome fantasia: </text:p>
      <text:p text:style-name="P3">Nordestina</text:p>
      <text:p text:style-name="P3"/>
      <text:p text:style-name="P14">Código IATA:</text:p>
      <text:p text:style-name="P8">NOR</text:p>
      <text:p text:style-name="P8"/>
      <text:p text:style-name="P14">Código ICAO:</text:p>
      <text:p text:style-name="P8">NA</text:p>
      <text:p text:style-name="P8"/>
      <text:p text:style-name="P14">Callsign:</text:p>
      <text:p text:style-name="P8">Nordestina</text:p>
      <text:p text:style-name="P4"/>
      <text:p text:style-name="P11">Missão: </text:p>
      <text:p text:style-name="P5">Transportar pessoas e cargas, com qualidade e confiabilidade, por via aérea, na região Nordeste do Brasil, e entre ela e o resto do mundo.</text:p>
      <text:p text:style-name="P5"/>
      <text:p text:style-name="P11">Visão: </text:p>
      <text:p text:style-name="P5">Ser a principal referência em transporte aéreo virtual na região Nordeste do Brasil.</text:p>
      <text:p text:style-name="P5"/>
      <text:p text:style-name="P11">Valores: </text:p>
      <text:p text:style-name="P5">Qualidade, confiabilidade, segurança, responsabilidade social, respeito ao meio ambiente, amor ao povo nordestino.</text:p>
      <text:p text:style-name="P5"/>
      <text:p text:style-name="P12">Hubs primários:</text:p>
      <text:p text:style-name="P6">Aeroporto Internacional do Recife/Guararapes – Gilberto Freire (REC)</text:p>
      <text:p text:style-name="P6">Aeroporto Internacional de Fortaleza – Pinto Martins (FOR)</text:p>
      <text:p text:style-name="P6">Aeroporto Internacional de Salvador – Dois de Julho/Luís Eduardo Magalhães (SSA)</text:p>
      <text:p text:style-name="P6"/>
      <text:p text:style-name="P12">Hubs secundários:</text:p>
      <text:p text:style-name="P6">Aeroporto Internacional de São Luís – Marechal Cunha Machado (SLZ)</text:p>
      <text:p text:style-name="P6">Aeroporto de Teresina – Senador Petrônio Portela (THE)</text:p>
      <text:p text:style-name="P6">Aeroporto Internacional de Natal/São Gonçalo do Amarante (SGL)</text:p>
      <text:p text:style-name="P6">Aeroporto Internacional de João Pessoa – Castro Pinto (JPA)</text:p>
      <text:p text:style-name="P6">Aeroporto Internacional de Maceió – Zumbi dos Palmares (MCZ)</text:p>
      <text:p text:style-name="P6">Aeroporto de Aracaju – Santa Maria (AJU)</text:p>
      <text:p text:style-name="P6"/>
      <text:p text:style-name="P13">Aeródromos-foco:</text:p>
      <text:p text:style-name="P7">Aeroporto <text:span text:style-name="T2">Internacional</text:span> de Petrolina – Senador Nilo Coelho (PTL)</text:p>
      <text:p text:style-name="P7">Aeroporto de Paulo Afonso (PAV)</text:p>
      <text:p text:style-name="P7">Aeroporto de Campina Grande – Presidente João Suassuna (CPV)</text:p>
      <text:p text:style-name="P7">Aeroporto de Mossoró – Governador Dix-Sept Rosado (MSS)</text:p>
      <text:p text:style-name="P7">Aeroporto Internacional de Parnaíba – Prefeito Dr. João Silva Filho (PHB)</text:p>
      <text:p text:style-name="P6"/>
      <text:p text:style-name="P12">Aeródromo<text:span text:style-name="T1">s</text:span> de treinamento:</text:p>
      <text:p text:style-name="P6">Aeroporto de <text:span text:style-name="T2">Paulo Afonso</text:span> (<text:span text:style-name="T2">PAV</text:span>)</text:p>
      <text:p text:style-name="P9">Aeroporto de Mossoró – Governador Dix-Sept Rosado (MSS)</text:p>
      <text:p text:style-name="P9">Aeroporto Internacional de <text:span text:style-name="T2">Petrolina</text:span> – <text:span text:style-name="T2">Senador Nilo Coelho</text:span> (<text:span text:style-name="T2">PTL</text:span>)</text:p>
      <text:p text:style-name="P9"/>
      <text:p text:style-name="P15">Aeronaves de operação inicial:</text:p>
      <text:p text:style-name="P16">Cessna 172 Skyhawk (Treinamento, ligação e táxi aéreo)</text:p>
      <text:p text:style-name="P16">Cessna 208B Grand Caravan (Operação comercial regular, treinamento, ligação e táxi aéreo)</text:p>
      <text:p text:style-name="P16"><text:soft-page-break/>Beechcraft Baron 58 (Treinamento, ligação e táxi aéreo)</text:p>
      <text:p text:style-name="P16">Let L-410UVP-E Turbolet (Operação comercial regular, treinamento, ligação e táxi aéreo)</text:p>
      <text:p text:style-name="P16"/>
      <text:p text:style-name="P15">Plano de expansão de aeronaves:</text:p>
      <text:p text:style-name="P16">Aeronave turbohélice com capacidade de 45-70 passageiros (sendo dada a preferência aos modelos Saab 2000, Antonov An-140, Ilyushin Il-114 e Xian MA60)</text:p>
      <text:p text:style-name="P16">Aeronave turbofan com capacidade entre 75 e 125 passageiros (sendo dada preferência aos modelos Antonov An-158, Mitsubishi MRJ-90, Sukhoi Superjet 100 e COMAC ARJ21)</text:p>
      <text:p text:style-name="P16">Aeronave turbofan com capacidade entre 150 e 220 passageiros (sendo dada preferência aos modelos Tupolev Tu-204, Irkut MC-21-300 e COMAC C919)</text:p>
      <text:p text:style-name="P16">Aeronave turbofan de alcance intercontinental com capacidade entre 275 e 400 passageiros (sendo dada preferência aos modelos Airbus A330-200 e A350-900 e Boeing 767-300ER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5:40:23.089419348</meta:creation-date>
    <dc:date>2019-03-11T16:34:03.376547114</dc:date>
    <meta:editing-duration>PT12M3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8" meta:word-count="357" meta:character-count="2606" meta:non-whitespace-character-count="2276"/>
  </office:meta>
</office:document-meta>
</file>